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helvetica, arial, verdana, sans-serif"/>
    <style:font-face style:name="Roboto" svg:font-family="Roboto, arial, sans-serif"/>
    <style:font-face style:name="Ubuntu" svg:font-family="Ubuntu, Arial, sans-serif"/>
    <style:font-face style:name="apple-system" svg:font-family="apple-system, BlinkMacSystemFont, 'Helvetica Neue', Helvetica, Arial, Ubuntu,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5.667cm" style:rel-column-width="21845*"/>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2" style:family="table">
      <style:table-properties style:width="17.013cm" fo:margin-left="0cm" table:align="left"/>
    </style:style>
    <style:style style:name="Tabela2.A" style:family="table-column">
      <style:table-column-properties style:column-width="7.011cm"/>
    </style:style>
    <style:style style:name="Tabela2.B" style:family="table-column">
      <style:table-column-properties style:column-width="4.322cm"/>
    </style:style>
    <style:style style:name="Tabela2.C" style:family="table-column">
      <style:table-column-properties style:column-width="5.68cm"/>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style:style>
    <style:style style:name="Tabela3.A" style:family="table-column">
      <style:table-column-properties style:column-width="5.667cm" style:rel-column-width="21845*"/>
    </style:style>
    <style:style style:name="Tabela3.A1" style:family="table-cell">
      <style:table-cell-properties fo:padding="0.097cm" fo:border-left="0.05pt solid #000000" fo:border-right="none" fo:border-top="0.05pt solid #000000" fo:border-bottom="0.05pt solid #000000"/>
    </style:style>
    <style:style style:name="Tabela3.C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000000" style:font-name="apple-system" fo:font-size="14.25pt" fo:letter-spacing="normal" fo:font-style="normal" fo:font-weight="bold" style:font-weight-asian="bold" style:font-weight-complex="bold" loext:padding="0cm" loext:border="none"/>
    </style:style>
    <style:style style:name="P2" style:family="paragraph" style:parent-style-name="Standard">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252525" style:font-name="Roboto" fo:font-size="13.5pt" fo:letter-spacing="normal" fo:font-style="normal" fo:font-weight="normal" style:font-weight-asian="bold" style:font-weight-complex="bold" loext:padding="0cm" loext:border="none"/>
    </style:style>
    <style:style style:name="P3" style:family="paragraph" style:parent-style-name="Heading_20_1">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000000" style:font-name="Lucida Grande" fo:font-size="13pt" fo:letter-spacing="normal" fo:language="en" fo:country="US" fo:font-style="normal" fo:font-weight="bold" style:font-size-asian="13pt" style:font-weight-asian="bold" style:font-size-complex="13pt" style:font-weight-complex="bold" loext:padding="0cm" loext:border="none"/>
    </style:style>
    <style:style style:name="P4" style:family="paragraph" style:parent-style-name="Standard">
      <style:paragraph-properties fo:margin-left="0cm" fo:margin-right="0cm" fo:text-indent="0cm" style:auto-text-indent="false"/>
      <style:text-properties fo:font-variant="normal" fo:text-transform="none" fo:color="#252525" style:font-name="Roboto" fo:font-size="13.5pt" fo:letter-spacing="normal" fo:font-style="normal" fo:font-weight="normal" officeooo:paragraph-rsid="0012205b"/>
    </style:style>
    <style:style style:name="P5" style:family="paragraph" style:parent-style-name="Standard">
      <style:paragraph-properties fo:margin-left="0cm" fo:margin-right="0cm" fo:text-indent="0cm" style:auto-text-indent="false"/>
      <style:text-properties fo:font-variant="normal" fo:text-transform="none" fo:color="#252525" style:font-name="Roboto" fo:font-size="13.5pt" fo:letter-spacing="normal" fo:font-style="normal" fo:font-weight="normal" loext:padding="0cm" loext:border="none"/>
    </style:style>
    <style:style style:name="P6" style:family="paragraph" style:parent-style-name="Standard">
      <style:paragraph-properties fo:margin-left="0cm" fo:margin-right="0cm" fo:text-indent="0cm" style:auto-text-indent="false"/>
      <style:text-properties fo:font-variant="normal" fo:text-transform="none" fo:color="#252525" style:font-name="Roboto" fo:font-size="13.5pt" fo:letter-spacing="normal" fo:font-style="normal" fo:font-weight="normal" officeooo:paragraph-rsid="0012205b" loext:padding="0cm" loext:border="none"/>
    </style:style>
    <style:style style:name="P7" style:family="paragraph" style:parent-style-name="Standard">
      <style:paragraph-properties fo:margin-left="0cm" fo:margin-right="0cm" fo:text-align="center" style:justify-single-word="false" fo:text-indent="0cm" style:auto-text-indent="false"/>
      <style:text-properties fo:font-variant="normal" fo:text-transform="none" fo:color="#252525" style:font-name="Roboto" fo:font-size="13.5pt" fo:letter-spacing="normal" fo:font-style="normal" fo:font-weight="normal" officeooo:paragraph-rsid="0012205b" loext:padding="0cm" loext:border="none"/>
    </style:style>
    <style:style style:name="P8" style:family="paragraph" style:parent-style-name="Standard">
      <style:paragraph-properties fo:margin-left="0cm" fo:margin-right="0cm" fo:text-indent="0cm" style:auto-text-indent="false"/>
      <style:text-properties fo:font-variant="normal" fo:text-transform="none" fo:color="#252525" style:font-name="Roboto" fo:font-size="13.5pt" fo:letter-spacing="normal" fo:font-style="normal" fo:font-weight="normal" officeooo:paragraph-rsid="0012205b" style:font-weight-asian="bold" style:font-weight-complex="bold" loext:padding="0cm" loext:border="none"/>
    </style:style>
    <style:style style:name="P9" style:family="paragraph" style:parent-style-name="Standard">
      <style:paragraph-properties fo:margin-left="0cm" fo:margin-right="0cm" fo:text-align="center" style:justify-single-word="false" fo:text-indent="0cm" style:auto-text-indent="false"/>
      <style:text-properties fo:font-variant="normal" fo:text-transform="none" fo:color="#252525" style:font-name="Roboto" fo:font-size="13.5pt" fo:letter-spacing="normal" fo:font-style="normal" fo:font-weight="normal" officeooo:paragraph-rsid="0012205b" style:font-weight-asian="bold" style:font-weight-complex="bold" loext:padding="0cm" loext:border="none"/>
    </style:style>
    <style:style style:name="P10" style:family="paragraph" style:parent-style-name="Standard">
      <style:paragraph-properties fo:margin-left="0cm" fo:margin-right="0cm" fo:text-indent="0cm" style:auto-text-indent="false"/>
      <style:text-properties fo:font-variant="normal" fo:text-transform="none" fo:color="#252525" style:font-name="Roboto" fo:font-size="13.5pt" fo:letter-spacing="normal" fo:font-style="normal" fo:font-weight="bold" officeooo:paragraph-rsid="0012205b" style:font-weight-asian="bold" style:font-weight-complex="bold" loext:padding="0cm" loext:border="none"/>
    </style:style>
    <style:style style:name="P11" style:family="paragraph" style:parent-style-name="Standard">
      <style:paragraph-properties fo:margin-left="0cm" fo:margin-right="0cm" fo:text-align="center" style:justify-single-word="false" fo:text-indent="0cm" style:auto-text-indent="false"/>
      <style:text-properties fo:font-variant="normal" fo:text-transform="none" fo:color="#252525" style:font-name="Roboto" fo:font-size="13.5pt" fo:letter-spacing="normal" fo:font-style="normal" fo:font-weight="bold" officeooo:paragraph-rsid="0012205b" style:font-weight-asian="bold" style:font-weight-complex="bold" loext:padding="0cm" loext:border="none"/>
    </style:style>
    <style:style style:name="P12" style:family="paragraph" style:parent-style-name="Standard">
      <style:paragraph-properties fo:margin-left="0cm" fo:margin-right="0cm" fo:text-indent="0cm" style:auto-text-indent="false"/>
      <style:text-properties fo:font-variant="normal" fo:text-transform="none" fo:color="#252525" style:font-name="Roboto" fo:font-size="10.5pt" fo:letter-spacing="normal" fo:font-style="normal" fo:font-weight="normal" loext:padding="0cm" loext:border="none"/>
    </style:style>
    <style:style style:name="P13" style:family="paragraph" style:parent-style-name="Standard">
      <style:paragraph-properties fo:margin-left="0cm" fo:margin-right="0cm" fo:text-indent="0cm" style:auto-text-indent="false"/>
      <style:text-properties fo:font-variant="normal" fo:text-transform="none" fo:color="#252525" style:font-name="Roboto" fo:font-size="10.5pt" fo:letter-spacing="normal" fo:font-style="normal" fo:font-weight="normal" officeooo:paragraph-rsid="0012205b" loext:padding="0cm" loext:border="none"/>
    </style:style>
    <style:style style:name="P14" style:family="paragraph" style:parent-style-name="Standard">
      <style:paragraph-properties fo:margin-left="0cm" fo:margin-right="0cm" fo:text-align="center" style:justify-single-word="false" fo:text-indent="0cm" style:auto-text-indent="false"/>
      <style:text-properties fo:font-variant="normal" fo:text-transform="none" fo:color="#252525" style:font-name="Roboto" fo:font-size="10.5pt" fo:letter-spacing="normal" fo:font-style="normal" fo:font-weight="normal" officeooo:paragraph-rsid="0012205b" loext:padding="0cm" loext:border="none"/>
    </style:style>
    <style:style style:name="P15" style:family="paragraph" style:parent-style-name="Standard">
      <style:paragraph-properties fo:margin-left="0cm" fo:margin-right="0cm" fo:text-align="center" style:justify-single-word="false" fo:text-indent="0cm" style:auto-text-indent="false"/>
      <style:text-properties fo:font-variant="normal" fo:text-transform="none" fo:color="#252525" style:font-name="Roboto" fo:font-size="10.5pt" fo:letter-spacing="normal" fo:font-style="normal" fo:font-weight="bold" officeooo:paragraph-rsid="0012205b" style:font-weight-asian="bold" style:font-weight-complex="bold" loext:padding="0cm" loext:border="none"/>
    </style:style>
    <style:style style:name="P16" style:family="paragraph" style:parent-style-name="Standard">
      <style:paragraph-properties fo:margin-left="0cm" fo:margin-right="0cm" fo:text-indent="0cm" style:auto-text-indent="false"/>
      <style:text-properties officeooo:paragraph-rsid="0010162f"/>
    </style:style>
    <style:style style:name="P17" style:family="paragraph" style:parent-style-name="Standard">
      <style:paragraph-properties fo:margin-left="0cm" fo:margin-right="0cm" fo:text-indent="0cm" style:auto-text-indent="false"/>
      <style:text-properties officeooo:paragraph-rsid="0010d54e"/>
    </style:style>
    <style:style style:name="P18" style:family="paragraph" style:parent-style-name="Standard">
      <style:paragraph-properties fo:margin-left="0cm" fo:margin-right="0cm" fo:text-indent="0cm" style:auto-text-indent="false"/>
      <style:text-properties officeooo:paragraph-rsid="0012205b"/>
    </style:style>
    <style:style style:name="P19" style:family="paragraph" style:parent-style-name="Text_20_body">
      <style:text-properties fo:font-variant="normal" fo:text-transform="none" fo:color="#000000" style:font-name="Lucida Grande" fo:font-size="13pt" fo:letter-spacing="normal" fo:language="en" fo:country="US" fo:font-style="normal" fo:font-weight="bold" officeooo:paragraph-rsid="000b6517" style:font-name-asian="Noto Sans CJK SC Regular" style:font-size-asian="13pt" style:font-weight-asian="bold" style:font-name-complex="FreeSans" style:font-size-complex="13pt" style:font-weight-complex="bold" loext:padding="0cm" loext:border="none"/>
    </style:style>
    <style:style style:name="P20" style:family="paragraph" style:parent-style-name="Text_20_body">
      <style:text-properties fo:font-variant="normal" fo:text-transform="none" fo:color="#000000" style:font-name="Lucida Grande" fo:font-size="13pt" fo:letter-spacing="normal" fo:language="en" fo:country="US" fo:font-style="normal" fo:font-weight="bold" officeooo:paragraph-rsid="000bee0b" style:font-name-asian="Noto Sans CJK SC Regular" style:font-size-asian="13pt" style:font-weight-asian="bold" style:font-name-complex="FreeSans" style:font-size-complex="13pt" style:font-weight-complex="bold" loext:padding="0cm" loext:border="none"/>
    </style:style>
    <style:style style:name="P21" style:family="paragraph" style:parent-style-name="Text_20_body">
      <style:text-properties fo:font-variant="normal" fo:text-transform="none" fo:color="#000000" style:font-name="Lucida Grande" fo:font-size="13pt" fo:letter-spacing="normal" fo:language="en" fo:country="US" fo:font-style="normal" fo:font-weight="normal" officeooo:paragraph-rsid="000b6517" style:font-name-asian="Noto Sans CJK SC Regular" style:font-size-asian="13pt" style:font-weight-asian="normal" style:font-name-complex="FreeSans" style:font-size-complex="13pt" style:font-weight-complex="normal" loext:padding="0cm" loext:border="none"/>
    </style:style>
    <style:style style:name="P22" style:family="paragraph" style:parent-style-name="Text_20_body">
      <style:text-properties fo:font-variant="normal" fo:text-transform="none" fo:color="#000000" style:font-name="Lucida Grande" fo:font-size="11.25pt" fo:letter-spacing="normal" fo:font-style="normal" fo:font-weight="normal" officeooo:paragraph-rsid="000b6517" loext:padding="0cm" loext:border="none"/>
    </style:style>
    <style:style style:name="P23" style:family="paragraph" style:parent-style-name="Standard">
      <style:text-properties fo:font-variant="normal" fo:text-transform="none" fo:color="#000000" style:font-name="Lucida Grande" fo:font-size="13pt" fo:letter-spacing="normal" fo:language="en" fo:country="US" fo:font-style="normal" fo:font-weight="bold" officeooo:paragraph-rsid="0010162f" style:font-name-asian="Noto Sans CJK SC Regular" style:font-size-asian="13pt" style:font-weight-asian="bold" style:font-name-complex="FreeSans" style:font-size-complex="13pt" style:font-weight-complex="bold" loext:padding="0cm" loext:border="none"/>
    </style:style>
    <style:style style:name="P24" style:family="paragraph" style:parent-style-name="Standard">
      <style:text-properties fo:font-variant="normal" fo:text-transform="none" fo:color="#000000" style:font-name="apple-system" fo:font-size="14.25pt" fo:letter-spacing="normal" fo:font-style="normal" fo:font-weight="normal" officeooo:paragraph-rsid="000bee0b" loext:padding="0cm" loext:border="none"/>
    </style:style>
    <style:style style:name="P25" style:family="paragraph" style:parent-style-name="Standard">
      <style:text-properties officeooo:paragraph-rsid="000efe44"/>
    </style:style>
    <style:style style:name="P26" style:family="paragraph" style:parent-style-name="Standard">
      <style:text-properties officeooo:paragraph-rsid="0010162f"/>
    </style:style>
    <style:style style:name="P27" style:family="paragraph" style:parent-style-name="Standard">
      <style:paragraph-properties fo:orphans="2" fo:widows="2"/>
    </style:style>
    <style:style style:name="P28" style:family="paragraph" style:parent-style-name="Standard">
      <style:paragraph-properties fo:margin-left="0cm" fo:margin-right="0cm" fo:text-indent="0cm" style:auto-text-indent="false"/>
    </style:style>
    <style:style style:name="P29" style:family="paragraph" style:parent-style-name="Standard">
      <style:paragraph-properties fo:margin-left="0cm" fo:margin-right="0cm" fo:text-indent="0cm" style:auto-text-indent="false"/>
      <style:text-properties officeooo:paragraph-rsid="0012205b"/>
    </style:style>
    <style:style style:name="P30" style:family="paragraph" style:parent-style-name="Standard">
      <style:paragraph-properties fo:margin-left="0cm" fo:margin-right="0cm" fo:text-indent="0cm" style:auto-text-indent="false"/>
      <style:text-properties fo:font-variant="normal" fo:text-transform="none" fo:color="#000000" style:font-name="Ubuntu" fo:font-size="14.25pt" fo:letter-spacing="normal" fo:font-style="normal" fo:font-weight="normal" officeooo:paragraph-rsid="0012205b" style:font-weight-asian="normal" style:font-weight-complex="normal" loext:padding="0cm" loext:border="none"/>
    </style:style>
    <style:style style:name="P31" style:family="paragraph" style:parent-style-name="Standard">
      <style:paragraph-properties fo:margin-left="0cm" fo:margin-right="0cm" fo:text-indent="0cm" style:auto-text-indent="false"/>
      <style:text-properties fo:font-variant="normal" fo:text-transform="none" fo:color="#252525" style:font-name="Roboto" fo:font-size="13.5pt" fo:letter-spacing="normal" fo:font-style="normal" fo:font-weight="bold" officeooo:paragraph-rsid="001b8079" style:font-size-asian="14pt" style:font-weight-asian="bold" style:font-size-complex="14pt" style:font-weight-complex="bold" loext:padding="0cm" loext:border="none"/>
    </style:style>
    <style:style style:name="P32" style:family="paragraph" style:parent-style-name="Standard">
      <style:paragraph-properties fo:margin-left="0cm" fo:margin-right="0cm" fo:text-indent="0cm" style:auto-text-indent="false"/>
      <style:text-properties officeooo:paragraph-rsid="00197c8b"/>
    </style:style>
    <style:style style:name="P33" style:family="paragraph" style:parent-style-name="Standard">
      <style:paragraph-properties fo:margin-left="0cm" fo:margin-right="0cm" fo:text-indent="0cm" style:auto-text-indent="false"/>
      <style:text-properties officeooo:paragraph-rsid="0019a68c"/>
    </style:style>
    <style:style style:name="P34" style:family="paragraph" style:parent-style-name="Standard">
      <style:paragraph-properties fo:margin-left="0cm" fo:margin-right="0cm" fo:text-indent="0cm" style:auto-text-indent="false"/>
      <style:text-properties officeooo:paragraph-rsid="001b8079"/>
    </style:style>
    <style:style style:name="P35" style:family="paragraph" style:parent-style-name="Standard">
      <style:paragraph-properties fo:margin-left="0cm" fo:margin-right="0cm" fo:text-indent="0cm" style:auto-text-indent="false"/>
      <style:text-properties officeooo:paragraph-rsid="001be370"/>
    </style:style>
    <style:style style:name="T1" style:family="text">
      <style:text-properties fo:language="en" fo:country="US" style:font-name-asian="Noto Sans CJK SC Regular" style:font-size-asian="13pt" style:font-weight-asian="bold" style:font-name-complex="FreeSans" style:font-size-complex="13pt" style:font-weight-complex="bold"/>
    </style:style>
    <style:style style:name="T2" style:family="text">
      <style:text-properties fo:language="en" fo:country="US" officeooo:rsid="000bee0b" style:font-name-asian="Noto Sans CJK SC Regular" style:font-size-asian="13pt" style:font-weight-asian="bold" style:font-name-complex="FreeSans" style:font-size-complex="13pt" style:font-weight-complex="bold"/>
    </style:style>
    <style:style style:name="T3" style:family="text">
      <style:text-properties fo:font-variant="normal" fo:text-transform="none" fo:color="#252525" style:font-name="Roboto" fo:font-size="13.5pt" fo:letter-spacing="normal" fo:font-style="normal" fo:font-weight="normal"/>
    </style:style>
    <style:style style:name="T4" style:family="text">
      <style:text-properties fo:font-variant="normal" fo:text-transform="none" fo:color="#252525" style:font-name="Roboto" fo:font-size="13.5pt" fo:letter-spacing="normal" fo:font-style="normal" fo:font-weight="normal" loext:padding="0cm" loext:border="none"/>
    </style:style>
    <style:style style:name="T5" style:family="text">
      <style:text-properties fo:font-variant="normal" fo:text-transform="none" fo:color="#252525" style:font-name="Roboto" fo:font-size="13.5pt" fo:letter-spacing="normal" fo:font-style="normal" fo:font-weight="normal" style:font-weight-asian="bold" style:font-weight-complex="bold" loext:padding="0cm" loext:border="none"/>
    </style:style>
    <style:style style:name="T6" style:family="text">
      <style:text-properties fo:font-variant="normal" fo:text-transform="none" fo:color="#252525" style:font-name="Roboto" fo:font-size="13.5pt" fo:letter-spacing="normal" fo:font-style="normal" fo:font-weight="normal" officeooo:rsid="00107cf1"/>
    </style:style>
    <style:style style:name="T7" style:family="text">
      <style:text-properties fo:font-variant="normal" fo:text-transform="none" fo:color="#252525" style:font-name="Roboto" fo:font-size="13.5pt" fo:letter-spacing="normal" fo:font-style="normal" fo:font-weight="normal" officeooo:rsid="0010d54e" loext:padding="0cm" loext:border="none"/>
    </style:style>
    <style:style style:name="T8" style:family="text">
      <style:text-properties fo:font-variant="normal" fo:text-transform="none" fo:color="#252525" style:font-name="Roboto" fo:font-size="13.5pt" fo:letter-spacing="normal" fo:font-style="normal" fo:font-weight="normal" officeooo:rsid="0012205b" loext:padding="0cm" loext:border="none"/>
    </style:style>
    <style:style style:name="T9" style:family="text">
      <style:text-properties fo:font-variant="normal" fo:text-transform="none" fo:color="#252525" style:font-name="Roboto" fo:font-size="13.5pt" fo:letter-spacing="normal" fo:font-style="normal" fo:font-weight="normal" style:font-weight-asian="normal" style:font-weight-complex="normal" loext:padding="0cm" loext:border="none"/>
    </style:style>
    <style:style style:name="T10" style:family="text">
      <style:text-properties fo:font-variant="normal" fo:text-transform="none" fo:color="#252525" style:font-name="Roboto" fo:font-size="13.5pt" fo:letter-spacing="normal" fo:font-style="normal" fo:font-weight="normal" fo:background-color="#ffff00" loext:char-shading-value="0" loext:padding="0cm" loext:border="none"/>
    </style:style>
    <style:style style:name="T11" style:family="text">
      <style:text-properties fo:font-variant="normal" fo:text-transform="none" fo:color="#252525" style:font-name="Roboto" fo:font-size="13.5pt" fo:letter-spacing="normal" fo:font-style="normal" fo:font-weight="normal" fo:background-color="#ffff00" loext:char-shading-value="0" loext:padding="0cm" loext:border="none"/>
    </style:style>
    <style:style style:name="T12" style:family="text">
      <style:text-properties fo:font-variant="normal" fo:text-transform="none" fo:color="#252525" style:font-name="Roboto" fo:font-size="13.5pt" fo:letter-spacing="normal" fo:font-style="normal" fo:font-weight="normal" officeooo:rsid="001b8079" loext:padding="0cm" loext:border="none"/>
    </style:style>
    <style:style style:name="T13" style:family="text">
      <style:text-properties fo:font-variant="normal" fo:text-transform="none" fo:color="#252525" style:font-name="Roboto" fo:font-size="13.5pt" fo:letter-spacing="normal" fo:font-style="normal" fo:font-weight="bold" style:font-weight-asian="bold" style:font-weight-complex="bold"/>
    </style:style>
    <style:style style:name="T14" style:family="text">
      <style:text-properties fo:font-variant="normal" fo:text-transform="none" fo:color="#252525" style:font-name="Roboto" fo:font-size="13.5pt" fo:letter-spacing="normal" fo:font-style="normal" fo:font-weight="bold" style:font-weight-asian="bold" style:font-weight-complex="bold" loext:padding="0cm" loext:border="none"/>
    </style:style>
    <style:style style:name="T15" style:family="text">
      <style:text-properties fo:font-variant="normal" fo:text-transform="none" fo:color="#252525" style:font-name="Roboto" fo:font-size="13.5pt" fo:letter-spacing="normal" fo:font-style="normal" fo:font-weight="bold" officeooo:rsid="00197c8b" style:font-weight-asian="bold" style:font-weight-complex="bold" loext:padding="0cm" loext:border="none"/>
    </style:style>
    <style:style style:name="T16" style:family="text">
      <style:text-properties fo:font-variant="normal" fo:text-transform="none" fo:color="#252525" style:font-name="Roboto" fo:font-size="13.5pt" fo:letter-spacing="normal" fo:font-style="normal" fo:font-weight="bold" officeooo:rsid="001b8079" style:font-weight-asian="bold" style:font-weight-complex="bold" loext:padding="0cm" loext:border="none"/>
    </style:style>
    <style:style style:name="T17" style:family="text">
      <style:text-properties fo:font-variant="normal" fo:text-transform="none" fo:color="#252525" style:font-name="Roboto" fo:font-size="13.5pt" fo:letter-spacing="normal" fo:font-style="normal" fo:font-weight="bold" fo:background-color="#ffff00" loext:char-shading-value="0" style:font-weight-asian="bold" style:font-weight-complex="bold" loext:padding="0cm" loext:border="none"/>
    </style:style>
    <style:style style:name="T18" style:family="text">
      <style:text-properties fo:font-variant="normal" fo:text-transform="none" fo:color="#252525" style:font-name="Roboto" fo:font-size="13.5pt" fo:letter-spacing="normal" fo:font-style="normal" loext:padding="0cm" loext:border="none"/>
    </style:style>
    <style:style style:name="T19" style:family="text">
      <style:text-properties fo:font-variant="normal" fo:text-transform="none" fo:color="#252525" style:font-name="Roboto" fo:font-size="10.5pt" fo:letter-spacing="normal" fo:font-style="normal" fo:font-weight="normal"/>
    </style:style>
    <style:style style:name="T20" style:family="text">
      <style:text-properties fo:font-variant="normal" fo:text-transform="none" fo:color="#252525" style:font-name="Roboto" fo:font-size="10.5pt" fo:letter-spacing="normal" fo:font-style="normal" fo:font-weight="normal" loext:padding="0cm" loext:border="none"/>
    </style:style>
    <style:style style:name="T21" style:family="text">
      <style:text-properties fo:font-variant="normal" fo:text-transform="none" fo:color="#252525" style:font-name="Roboto" fo:font-size="10.5pt" fo:letter-spacing="normal" fo:font-style="normal" fo:font-weight="bold" style:font-weight-asian="bold" style:font-weight-complex="bold" loext:padding="0cm" loext:border="none"/>
    </style:style>
    <style:style style:name="T22" style:family="text">
      <style:text-properties fo:font-variant="normal" fo:text-transform="none" fo:color="#000000" style:font-name="Lucida Grande" fo:font-size="13pt" fo:letter-spacing="normal" fo:language="en" fo:country="US" fo:font-style="normal" fo:font-weight="bold" style:font-name-asian="Noto Sans CJK SC Regular" style:font-size-asian="13pt" style:font-weight-asian="bold" style:font-name-complex="FreeSans" style:font-size-complex="13pt" style:font-weight-complex="bold" loext:padding="0cm" loext:border="none"/>
    </style:style>
    <style:style style:name="T23" style:family="text">
      <style:text-properties fo:font-variant="normal" fo:text-transform="none" fo:color="#000000" style:font-name="Lucida Grande" fo:font-size="13pt" fo:letter-spacing="normal" fo:language="en" fo:country="US" fo:font-style="normal" fo:font-weight="bold" officeooo:rsid="000d91d1" style:font-name-asian="Noto Sans CJK SC Regular" style:font-size-asian="13pt" style:font-weight-asian="bold" style:font-name-complex="FreeSans" style:font-size-complex="13pt" style:font-weight-complex="bold" loext:padding="0cm" loext:border="none"/>
    </style:style>
    <style:style style:name="T24" style:family="text">
      <style:text-properties fo:font-variant="normal" fo:text-transform="none" fo:color="#000000" style:font-name="Ubuntu" fo:font-size="14.25pt" fo:letter-spacing="normal" fo:font-style="normal" fo:font-weight="normal" loext:padding="0cm" loext:border="none"/>
    </style:style>
    <style:style style:name="T25" style:family="text">
      <style:text-properties fo:font-variant="normal" fo:text-transform="none" fo:color="#000000" style:font-name="Ubuntu" fo:font-size="14.25pt" fo:letter-spacing="normal" fo:font-style="normal" fo:font-weight="bold" style:font-weight-asian="bold" style:font-weight-complex="bold" loext:padding="0cm" loext:border="none"/>
    </style:style>
    <style:style style:name="T26" style:family="text">
      <style:text-properties fo:color="#252525" style:font-name="Roboto" fo:font-size="13.5pt"/>
    </style:style>
    <style:style style:name="T27" style:family="text">
      <style:text-properties fo:color="#252525" style:font-name="Roboto" fo:font-size="13.5pt"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loext:padding="0cm" loext:border="none"/>
    </style:style>
    <style:style style:name="T30" style:family="text">
      <style:text-properties style:font-weight-asian="bold" style:font-weight-complex="bold" loext:padding="0cm" loext:border="none"/>
    </style:style>
    <style:style style:name="T31"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Subword Semantic Hashing for Intent Classification on Small Datasets</text:h>
      <text:p text:style-name="P22"><text:span text:style-name="T1">introduce the use of Semantic Hashing as embedding for the task of Intent Classification and achieve state-of-the-art performance on three frequently used benchmarks. </text:span><text:span text:style-name="T26">Intent Classification on a small dataset is a challenging task for data-hungry state-of-the-art Deep Learning based systems.</text:span></text:p>
      <text:p text:style-name="P25"/>
      <text:p text:style-name="P25">State-of-the-art systems in many different classification tasks have their basis in deep neural networks [7]. This is, among other reasons, because of neural networks’ ability to efficiently learn the various features present in the classes. However, this ability also makes neural networks prone to overfitting on the training data. A wide variety of strategies are used to prevent this, but the most reliable way to prevent overfitting is to have a large amount of training data. This makes neural networks, deep networks in particular, unsuited for solving problems with small datasets. In such cases, it is often better to use less complex machine learning models. Additionally, deep representation learning can be used as pertraining for meta-features. These two approaches have been experimented with in this paper.</text:p>
      <text:p text:style-name="P26"><text:line-break/>One field where datasets are often small is intent classification for industries like CRMs, Chatbots, business process automation, customer support and so on. Intent classification is the task of giving an input, usually a text, finding the intent behind the said text. For example, the intent behind the sentence Sugar causes teeth decay is to make you eat less sugar. Since there are countless different intents that a text can have, makes labeling them difficult and highly problemspecific. For example, political intents may have labels such as leftist or right-wing while questions may have intents such as where to or how to. Because of this, most of the real-life intent classification datasets are small (below 100 examples per class). In this paper, we introduce an effective way to provide features to an intent classifier for small datasets and we evaluate it on the AskUbuntu, WebApplication, and Chatbot corpora [3]. The trained classifier on semantic hashing features achieves state-of-the-art performance.</text:p>
      <text:p text:style-name="P23"/>
      <text:p text:style-name="P21">The three datasets on which the classifier has been evaluated was introduced in the paper Evaluating Natural Language Understanding Services for Conversational Question Answering Systems [3] as a baseline to test Natural Languages Understanding (NLU) services. An NLU service is a toolkit or API which can train a natural language classifier. The idea is that a user without prior knowledge of machine learning can simply provide examples of the input and expected output of a natural language processing system, and the NLU will train that system for them. An NLU trained on intent classification data is therefore also an intent classifier.</text:p>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20">Subtítulo Hashing semántico para la clasificación de la intención en pequeños conjuntos de datos</text:p>
      <text:p text:style-name="P24"><text:span text:style-name="T1">introducimos el uso de Hashing Semántico como incrustación para la tarea de Clasificación de </text:span><text:span text:style-name="T2">intenciones</text:span><text:span text:style-name="T1"> y logramos un rendimiento de vanguardia en tres puntos de referencia de uso frecuente. </text:span><text:span text:style-name="T26">La clasificación de intenciones en un pequeño conjunto de datos es una tarea desafiante para los sistemas avanzados de Aprendizaje Profundo con tecnología de punta.</text:span></text:p>
      <text:p text:style-name="Standard"><text:line-break/><text:span text:style-name="T23">Introducción</text:span></text:p>
      <text:p text:style-name="P5">Los sistemas de vanguardia en muchas tareas de clasificación diferentes tienen su base en redes neuronales profundas [7]. Esto se debe, entre otras razones, a la capacidad de las redes neuronales para aprender de manera eficiente las diversas características presentes en las clases. Sin embargo, esta capacidad también hace que las redes neuronales sean propensas a un ajuste excesivo en los datos de entrenamiento. Se usa una amplia variedad de estrategias para prevenir esto, pero la manera más confiable de evitar el sobreajuste es tener una gran cantidad de datos de entrenamiento. Esto hace que las redes neuronales, en particular las redes profundas, sean inadecuadas para resolver problemas con pequeños conjuntos de datos. En tales casos, a menudo es mejor utilizar modelos de aprendizaje automático menos complejos. Además, el aprendizaje de representación profunda se puede utilizar como entrenamiento para meta-características. Estos dos enfoques han sido experimentados en este documento.</text:p>
      <text:p text:style-name="P12"/>
      <text:p text:style-name="P5">Un campo donde los conjuntos de datos son a menudo pequeños es la clasificación de intenciones para industrias como CRMs, Chatbots, automatización de procesos de negocios, soporte al cliente, etc.</text:p>
      <text:p text:style-name="P12"/>
      <text:p text:style-name="P16"><text:span text:style-name="T4">La clasificación de la intención es la tarea de dar una entrada, generalmente un texto, para encontrar la intención detrás de dicho texto.</text:span><text:span text:style-name="T20"> </text:span><text:span text:style-name="T4">Por ejemplo, la intención detrás de la frase El azúcar causa </text:span><text:soft-page-break/><text:span text:style-name="T4">caries en los dientes es hacer que comas menos azúcar. Dado que existen innumerables intentos diferentes que puede tener un texto, hace que etiquetarlos sea difícil y altamente específico. Por ejemplo, los intentos políticos pueden tener etiquetas como izquierdista o de derecha, mientras que las preguntas pueden tener intentos como dónde o cómo. Debido a esto, la mayoría de los conjuntos de datos de clasificación de la intención en la vida real son pequeños (por debajo de 100 ejemplos por clase). En este documento, presentamos una forma efectiva de proporcionar características a un clasificador de intenciones para conjuntos de datos pequeños y lo evaluamos en los sistemas de consulta AskUbuntu, WebApplication y Chatbot [3]. El clasificador entrenado en características de hash semántico logra un rendimiento de vanguardia.</text:span><text:span text:style-name="T20"><text:line-break/></text:span></text:p>
      <text:p text:style-name="P2">Los tres conjuntos de datos en los que se ha evaluado el clasificador se introdujeron en el documento Evaluación de los servicios de comprensión de lenguaje natural para sistemas de respuesta a preguntas conversacionales [3] como una línea de base para probar los servicios de comprensión de idiomas naturales (NLU). Un servicio NLU es un kit de herramientas o API que puede entrenar a un clasificador de lenguaje natural. La idea es que un usuario sin conocimientos previos de aprendizaje automático puede simplemente proporcionar ejemplos de la información de entrada y salida esperada de un sistema de procesamiento de lenguaje natural, y la NLU entrenará ese sistema para ellos. Por lo tanto, un NLU entrenado en datos de clasificación de intención es también un clasificador de intención.</text:p>
      <text:p text:style-name="P1">II. RELATED WORK</text:p>
      <text:p text:style-name="P17"><text:span text:style-name="T3">Una de las partes esenciales de cualquier sistema de Procesamiento de Lenguaje Natural basado en el aprendizaje profundo es el </text:span><text:span text:style-name="T13">embeddings</text:span><text:span text:style-name="T3">. </text:span><text:span text:style-name="T6">El</text:span><text:span text:style-name="T3"> texto se representan como vectores densos aprendibles (en lugar de vectores dispersos; </text:span><text:span text:style-name="T4">Los vectores dispersos son cuando tienes muchos valores en el vector como cero. Mientras que un vector denso es cuando la mayoría de los valores en el vector no son cero</text:span><text:span text:style-name="T3">) se denominan embeddings, </text:span><text:span text:style-name="T6">l</text:span><text:span text:style-name="T4">os cuales son entrenados con un cierto objetivo predefinido. Después de</text:span><text:span text:style-name="T7">l entrenamiento</text:span><text:span text:style-name="T4">, su propósito es ser utilizado como representación para el texto en varias tareas de </text:span><text:span text:style-name="T7">Machine Learning</text:span><text:span text:style-name="T4">. Una de las formas más populares de embedding es la Embedding de palabras, iniciada por modelos como Word2Vec [12] y GloVe [15].</text:span></text:p>
      <text:p text:style-name="P18"><text:span text:style-name="T4">Ambos modelos están entrenados sin supervisión y se basan en la hipótesis distributiva: las palabras que aparecen cerca tienen un significado contextual similar. Estas incorporaciones de palabras se mejoraron aún más con FastText [8] con la inclusión de n-gramas de caracteres. La inclusión de N-grams permitió mejores aproximaciones </text:span><text:soft-page-break/><text:span text:style-name="T4">de palabras sin vocabulario. Además, </text:span><text:span text:style-name="T8">s</text:span><text:span text:style-name="T4">e </text:span><text:span text:style-name="T8">supero el estado-del-arte <text:s/>gracias a Allen Institute for AI</text:span><text:span text:style-name="T4">nica con la con la introducción de representaciones de palabras contextualizadas profundas Deep Contextualized Word Representations (ELMo).</text:span></text:p>
      <text:p text:style-name="P6"/>
      <text:p text:style-name="P10">III. DATASETS</text:p>
      <text:p text:style-name="P18"><text:span text:style-name="T4">Se utilizaron dos corpus de datos diferentes para nuestra evaluación y puntos de referencia: el Chatbot Corpus y el StackExchange Corpus. Un chatbot en Telegram fue construido para responder preguntas relacionadas con las conexiones de transporte público. Las preguntas se recopilaron cuando el bot estaba en uso y forma la base para el Chatbot Corpus. Por otro lado, la plataforma Ask y la plataforma de aplicaciones web de Ubuntu forman la base para el StackExchange Corpus. El corpus de datos se recoge de las dos plataformas mencionadas.</text:span><text:line-break/><text:line-break/><text:span text:style-name="T28">A. The Chatbot Corpus</text:span></text:p>
      <text:p text:style-name="P6">El Chatbot Corpus consta de dos intentos diferentes (Hora de salida y Buscar conexión) con un total de 206 preguntas. El corpus también tiene cinco tipos de entidades diferentes (StationStart, StationDest, Criterion, Vehicle, Line) que no se usaron en nuestros puntos de referencia ya que solo nos centramos en la Clasificación de Intención. El idioma de las muestras presentes es el inglés. Sin embargo, los nombres de las estaciones de tren utilizados están en alemán, lo que es evidente por el uso de las vocales alemanas (¨a, ¨o, ¨u,ß). Los datos se dividen en el conjunto de datos de Train y Test, como se muestra en la Tabla I.</text:p>
      <text:p text:style-name="P6"/>
      <text:p text:style-name="P18"><text:span text:style-name="T14">Tabla I:</text:span><text:span text:style-name="T4"> DATA SAMPLE DISTRIBUTION FOR THE CHATBOT CORPUS</text:span></text:p>
      <table:table table:name="Tabela1" table:style-name="Tabela1">
        <table:table-column table:style-name="Tabela1.A" table:number-columns-repeated="3"/>
        <table:table-row>
          <table:table-cell table:style-name="Tabela1.A1" office:value-type="string">
            <text:p text:style-name="P11">Intent</text:p>
          </table:table-cell>
          <table:table-cell table:style-name="Tabela1.A1" office:value-type="string">
            <text:p text:style-name="P11">Train</text:p>
          </table:table-cell>
          <table:table-cell table:style-name="Tabela1.C1" office:value-type="string">
            <text:p text:style-name="P11">Test</text:p>
          </table:table-cell>
        </table:table-row>
        <table:table-row>
          <table:table-cell table:style-name="Tabela1.A2" office:value-type="string">
            <text:p text:style-name="P7"><text:s/>Departure Time</text:p>
          </table:table-cell>
          <table:table-cell table:style-name="Tabela1.A2" office:value-type="string">
            <text:p text:style-name="P7">43</text:p>
          </table:table-cell>
          <table:table-cell table:style-name="Tabela1.C2" office:value-type="string">
            <text:p text:style-name="P7">35</text:p>
          </table:table-cell>
        </table:table-row>
        <table:table-row>
          <table:table-cell table:style-name="Tabela1.A2" office:value-type="string">
            <text:p text:style-name="P7">Find Connection</text:p>
          </table:table-cell>
          <table:table-cell table:style-name="Tabela1.A2" office:value-type="string">
            <text:p text:style-name="P7">57</text:p>
          </table:table-cell>
          <table:table-cell table:style-name="Tabela1.C2" office:value-type="string">
            <text:p text:style-name="P7">71</text:p>
          </table:table-cell>
        </table:table-row>
      </table:table>
      <text:p text:style-name="P6"/>
      <text:p text:style-name="P18"><text:span text:style-name="T4">B. </text:span><text:span text:style-name="T14">The StackExchange Corpus</text:span></text:p>
      <text:p text:style-name="P4"><text:span text:style-name="T30">StackExchange Corpus consta de dos conjuntos de datos: AskUbuntu Corpus y WebApplication Corpus. AskUbuntu consta de cinco Intenciones (Actualizar, Configurar impresora, Apagar equipo, Recomendación de software y Ninguno). Un total de 190 muestras fueron extraídas de la plataforma AskUbuntu. Solo se tomaron las preguntas que tienen las puntuaciones más altas y la mayoría de las vistas. Las respuestas a estas preguntas también fueron tomadas e incluidas en el corpus. Para mapear la Intención correcta a estas preguntas, se usó Amazon Mechanical Turk. La tabla II muestra la distribución de datos de AskUbuntu Corpus.</text:span></text:p>
      <text:p text:style-name="P8"/>
      <text:p text:style-name="P4"><text:soft-page-break/><text:span text:style-name="T29">TABLE II </text:span><text:span text:style-name="T30">DATA SAMPLE DISTRIBUTION FOR THE ASKUBUNTU CORPUS</text:span></text:p>
      <table:table table:name="Tabela2" table:style-name="Tabela2">
        <table:table-column table:style-name="Tabela2.A"/>
        <table:table-column table:style-name="Tabela2.B"/>
        <table:table-column table:style-name="Tabela2.C"/>
        <table:table-row>
          <table:table-cell table:style-name="Tabela2.A1" office:value-type="string">
            <text:p text:style-name="P11">Intent</text:p>
          </table:table-cell>
          <table:table-cell table:style-name="Tabela2.A1" office:value-type="string">
            <text:p text:style-name="P11">Train</text:p>
          </table:table-cell>
          <table:table-cell table:style-name="Tabela2.C1" office:value-type="string">
            <text:p text:style-name="P11">Test</text:p>
          </table:table-cell>
        </table:table-row>
        <table:table-row>
          <table:table-cell table:style-name="Tabela2.A2" office:value-type="string">
            <text:p text:style-name="P9"><text:s/>Make Update</text:p>
          </table:table-cell>
          <table:table-cell table:style-name="Tabela2.A2" office:value-type="string">
            <text:p text:style-name="P9">10</text:p>
          </table:table-cell>
          <table:table-cell table:style-name="Tabela2.C2" office:value-type="string">
            <text:p text:style-name="P9">37</text:p>
          </table:table-cell>
        </table:table-row>
        <table:table-row>
          <table:table-cell table:style-name="Tabela2.A2" office:value-type="string">
            <text:p text:style-name="P9">Setup Printer</text:p>
          </table:table-cell>
          <table:table-cell table:style-name="Tabela2.A2" office:value-type="string">
            <text:p text:style-name="P9">10</text:p>
          </table:table-cell>
          <table:table-cell table:style-name="Tabela2.C2" office:value-type="string">
            <text:p text:style-name="P9">13</text:p>
          </table:table-cell>
        </table:table-row>
        <table:table-row>
          <table:table-cell table:style-name="Tabela2.A2" office:value-type="string">
            <text:p text:style-name="P9">Shutdown Computer </text:p>
          </table:table-cell>
          <table:table-cell table:style-name="Tabela2.A2" office:value-type="string">
            <text:p text:style-name="P9">13</text:p>
          </table:table-cell>
          <table:table-cell table:style-name="Tabela2.C2" office:value-type="string">
            <text:p text:style-name="P9">14</text:p>
          </table:table-cell>
        </table:table-row>
        <table:table-row>
          <table:table-cell table:style-name="Tabela2.A2" office:value-type="string">
            <text:p text:style-name="P9"><text:s/>Software Recommendation</text:p>
          </table:table-cell>
          <table:table-cell table:style-name="Tabela2.A2" office:value-type="string">
            <text:p text:style-name="P9">17</text:p>
          </table:table-cell>
          <table:table-cell table:style-name="Tabela2.C2" office:value-type="string">
            <text:p text:style-name="P9">40</text:p>
          </table:table-cell>
        </table:table-row>
        <table:table-row>
          <table:table-cell table:style-name="Tabela2.A2" office:value-type="string">
            <text:p text:style-name="P9">None</text:p>
          </table:table-cell>
          <table:table-cell table:style-name="Tabela2.A2" office:value-type="string">
            <text:p text:style-name="P9">3</text:p>
          </table:table-cell>
          <table:table-cell table:style-name="Tabela2.C2" office:value-type="string">
            <text:p text:style-name="P9"><text:s/>5</text:p>
          </table:table-cell>
        </table:table-row>
      </table:table>
      <text:p text:style-name="P8"/>
      <text:p text:style-name="P6">El Corpus de aplicación web siguió el mismo procedimiento que el Corpus AskUbuntu para la preparación de datos. Consta de 100 muestras y ocho intentos (Cambiar contraseña, Eliminar cuenta, Descargar video, Exportar datos, Filtrar spam, Buscar alternativas, Sincronizar cuentas y Ninguna). La distribución de los datos se muestra en la Tabla III.</text:p>
      <text:p text:style-name="P13"/>
      <text:p text:style-name="P18"><text:span text:style-name="T21">TABLE III </text:span><text:span text:style-name="T20">DATA SAMPLE DISTRIBUTION FOR THE WEBAPPLICATION CORPUS</text:span></text:p>
      <text:p text:style-name="P13"/>
      <table:table table:name="Tabela3" table:style-name="Tabela3">
        <table:table-column table:style-name="Tabela3.A" table:number-columns-repeated="3"/>
        <table:table-row>
          <table:table-cell table:style-name="Tabela3.A1" office:value-type="string">
            <text:p text:style-name="P15">Intent</text:p>
          </table:table-cell>
          <table:table-cell table:style-name="Tabela3.A1" office:value-type="string">
            <text:p text:style-name="P15">Train</text:p>
          </table:table-cell>
          <table:table-cell table:style-name="Tabela3.C1" office:value-type="string">
            <text:p text:style-name="P15">Test</text:p>
          </table:table-cell>
        </table:table-row>
        <table:table-row>
          <table:table-cell table:style-name="Tabela3.A2" office:value-type="string">
            <text:p text:style-name="P14">Change Password </text:p>
          </table:table-cell>
          <table:table-cell table:style-name="Tabela3.A2" office:value-type="string">
            <text:p text:style-name="P14">2</text:p>
          </table:table-cell>
          <table:table-cell table:style-name="Tabela3.C2" office:value-type="string">
            <text:p text:style-name="P14">6</text:p>
          </table:table-cell>
        </table:table-row>
        <table:table-row>
          <table:table-cell table:style-name="Tabela3.A2" office:value-type="string">
            <text:p text:style-name="P14"><text:s/>Delete Account</text:p>
          </table:table-cell>
          <table:table-cell table:style-name="Tabela3.A2" office:value-type="string">
            <text:p text:style-name="P14">7</text:p>
          </table:table-cell>
          <table:table-cell table:style-name="Tabela3.C2" office:value-type="string">
            <text:p text:style-name="P14">10</text:p>
          </table:table-cell>
        </table:table-row>
        <table:table-row>
          <table:table-cell table:style-name="Tabela3.A2" office:value-type="string">
            <text:p text:style-name="P14">Download Video </text:p>
          </table:table-cell>
          <table:table-cell table:style-name="Tabela3.A2" office:value-type="string">
            <text:p text:style-name="P14">1</text:p>
          </table:table-cell>
          <table:table-cell table:style-name="Tabela3.C2" office:value-type="string">
            <text:p text:style-name="P14"><text:s/>0 </text:p>
          </table:table-cell>
        </table:table-row>
        <table:table-row>
          <table:table-cell table:style-name="Tabela3.A2" office:value-type="string">
            <text:p text:style-name="P14">Export Data </text:p>
          </table:table-cell>
          <table:table-cell table:style-name="Tabela3.A2" office:value-type="string">
            <text:p text:style-name="P14">2 </text:p>
          </table:table-cell>
          <table:table-cell table:style-name="Tabela3.C2" office:value-type="string">
            <text:p text:style-name="P14">3</text:p>
          </table:table-cell>
        </table:table-row>
        <table:table-row>
          <table:table-cell table:style-name="Tabela3.A2" office:value-type="string">
            <text:p text:style-name="P14">Filter Spam</text:p>
          </table:table-cell>
          <table:table-cell table:style-name="Tabela3.A2" office:value-type="string">
            <text:p text:style-name="P14">6</text:p>
          </table:table-cell>
          <table:table-cell table:style-name="Tabela3.C2" office:value-type="string">
            <text:p text:style-name="P14">14</text:p>
          </table:table-cell>
        </table:table-row>
        <table:table-row>
          <table:table-cell table:style-name="Tabela3.A2" office:value-type="string">
            <text:p text:style-name="P14">Find Alternative</text:p>
          </table:table-cell>
          <table:table-cell table:style-name="Tabela3.A2" office:value-type="string">
            <text:p text:style-name="P14">7 </text:p>
          </table:table-cell>
          <table:table-cell table:style-name="Tabela3.C2" office:value-type="string">
            <text:p text:style-name="P14">16</text:p>
          </table:table-cell>
        </table:table-row>
        <table:table-row>
          <table:table-cell table:style-name="Tabela3.A2" office:value-type="string">
            <text:p text:style-name="P14"><text:s/>Sync Accounts </text:p>
          </table:table-cell>
          <table:table-cell table:style-name="Tabela3.A2" office:value-type="string">
            <text:p text:style-name="P14">3</text:p>
          </table:table-cell>
          <table:table-cell table:style-name="Tabela3.C2" office:value-type="string">
            <text:p text:style-name="P14">6</text:p>
          </table:table-cell>
        </table:table-row>
        <table:table-row>
          <table:table-cell table:style-name="Tabela3.A2" office:value-type="string">
            <text:p text:style-name="P14">None</text:p>
          </table:table-cell>
          <table:table-cell table:style-name="Tabela3.A2" office:value-type="string">
            <text:p text:style-name="P14"><text:s/>2 </text:p>
          </table:table-cell>
          <table:table-cell table:style-name="Tabela3.C2" office:value-type="string">
            <text:p text:style-name="P14">4</text:p>
          </table:table-cell>
        </table:table-row>
      </table:table>
      <text:p text:style-name="P18"/>
      <text:p text:style-name="P13"/>
      <text:p text:style-name="P10">IV. METHODOLOGY</text:p>
      <text:p text:style-name="P10">A. Semantic Hashing</text:p>
      <text:p text:style-name="P18"><text:span text:style-name="T5">H(ti) se puede aplicar a todo el corpus para generar sub-tokens. Estos sub-tokens se utilizan para crear un modelo de espacio vectorial (VSM). Este VSM debe usarse para extraer características para un texto de entrada dado. En otras palabras, este VSM actúa como una función de hashing para una secuencia de texto de entrada.</text:span><text:line-break/><text:span text:style-name="T14">B. Preprocesamiento y aumento de datos</text:span></text:p>
      <text:p text:style-name="P30"><text:span text:style-name="T26">El conjunto de datos fue preprocesado cambiando todas las letras a minúsculas, reemplazando los pronombres por </text:span><text:span text:style-name="T27">'-PRON-'</text:span><text:span text:style-name="T26">, y eliminando todos los caracteres especiales excepto los caracteres de parada.</text:span></text:p>
      <text:p text:style-name="P18"><text:span text:style-name="T9">Se </text:span><text:span text:style-name="T14">analizó la distribución de los conjuntos de datos </text:span><text:span text:style-name="T9">entre las clases y se muestraron muestras de menos muestras mediante la </text:span><text:span text:style-name="T14">adición de más oraciones aumentadas a estas clases</text:span><text:span text:style-name="T9">. </text:span><text:span text:style-name="T11">En el conjunto de entrenamiento final,</text:span><text:span text:style-name="T4"> cada clase tenía el </text:span><text:span text:style-name="T11">mismo número de muestras de entrenamiento para los tres conjuntos de datos.</text:span></text:p>
      <text:p text:style-name="P32"><text:soft-page-break/><text:span text:style-name="T14">Las muestras</text:span><text:span text:style-name="T4"> adicionales se </text:span><text:span text:style-name="T14">aumentaron</text:span><text:span text:style-name="T4"> con un diccionario basado en el reemplazo de </text:span><text:span text:style-name="T14">sinónimos de sustantivos y verbos</text:span><text:span text:style-name="T5">. Esto ayudó a obtener nuevas variaciones en el conjunto de datos de entrenamiento. Sin embargo, </text:span><text:span text:style-name="T14">no </text:span><text:span text:style-name="T15">se </text:span><text:span text:style-name="T14">tuvo en cuenta los errores de ortografía</text:span><text:span text:style-name="T5">. </text:span><text:span text:style-name="T24">El reemplazo del diccionario se hizo usando </text:span><text:span text:style-name="T25">WordNet</text:span></text:p>
      <text:p text:style-name="P32"><text:span text:style-name="T25"/></text:p>
      <text:p text:style-name="P32"><text:span text:style-name="T25">C. Intent Classification</text:span></text:p>
      <text:p text:style-name="P32"><text:span text:style-name="T4">Usando el </text:span><text:span text:style-name="T17">VSM</text:span><text:span text:style-name="T4"> de la sección anterior </text:span><text:span text:style-name="T14">como extractor de características</text:span><text:span text:style-name="T4">, se </text:span><text:span text:style-name="T17">puede entrenar a un clasificador</text:span><text:span text:style-name="T4"> para clasificar los Intentos. Este clasificador podría ser idealmente cualquier clasificador conocido, como Máquinas de vectores de soporte (</text:span><text:span text:style-name="T14">SVM</text:span><text:span text:style-name="T4">), Perceptrón multicapa (</text:span><text:span text:style-name="T14">MLP</text:span><text:span text:style-name="T4">), Red neuronal convolucional (</text:span><text:span text:style-name="T14">CNN</text:span><text:span text:style-name="T4">), etc.</text:span></text:p>
      <text:p text:style-name="P33"><text:span text:style-name="T4">Los experimentos en este documento </text:span><text:span text:style-name="T14">se han llevado a cabo con</text:span><text:span text:style-name="T4"> una serie de clasificadores, a saber, </text:span><text:span text:style-name="T14">Random Forest Classifier, Ridge Classifier, Multi-Layer Perceptron, Support Vector Machines, K-Nearest-Neighbours (KNN), Linear Regression, Logistic Regression, and Stochastic Gradient Descent (SGD) Classifier. </text:span><text:span text:style-name="T4">Los clasificadores son proporcionados por la biblioteca Scikit-learn.</text:span></text:p>
      <text:p text:style-name="P34"><text:span text:style-name="T4">Los parámetros predeterminados proporcionados por la biblioteca de Sklearn se utilizaron para Regression, SVM y Ridge Classifiers. Se utilizó una búsqueda de cuadrícula para los clasificadores MLP, Random Forest, SGD y KNN para encontrar los mejores parámetros. Se usó un valor anterior basado en la distribución de clase para el clasificador Naive Bayes. </text:span><text:span text:style-name="T14">Los resultados obtenidos fueron comparables a los resultados del state-of-the-art para los tres </text:span><text:span text:style-name="T16">corpus</text:span><text:span text:style-name="T14">.</text:span><text:span text:style-name="T11"> Para mejorar</text:span><text:span text:style-name="T4"> aún más los resultados, </text:span><text:span text:style-name="T11">se utilizó el aumento de datos</text:span><text:span text:style-name="T4"> como se mencionó en la sección anterior.</text:span></text:p>
      <text:p text:style-name="P31">D. Evaluation</text:p>
      <text:p text:style-name="P34"><text:span text:style-name="T4">Como medida de rendimiento, </text:span><text:span text:style-name="T14">utilizamos el F1-score</text:span><text:span text:style-name="T4"> para cada conjunto de datos y </text:span><text:span text:style-name="T14">para el rendimiento general de todos los conjuntos de datos, tomamos el promedio ponderado.</text:span><text:span text:style-name="T4"> Para los </text:span><text:span text:style-name="T14">conjuntos de datos individuales</text:span><text:span text:style-name="T4">, esto es lo mismo que calcular la </text:span><text:span text:style-name="T14">accuracy</text:span><text:span text:style-name="T4">. La puntuación general de micro F1-score se calcula al encontrar la suma del número total de positivos verdaderos (tp), falsos positivos (fp) y falsos negativos (fn) para todos los conjuntos de pruebas. A partir de eso, calculamos la precisión y recall a partir de la cual se obtiene la puntuación F1-score.</text:span></text:p>
      <text:p text:style-name="P34"><text:span text:style-name="T4">Para aliviar el problema de la inicialización aleatoria, realizamos 10 ejecuciones por experimento y promediamos el rendimiento en más de 10 ejecuciones. Tenga en cuenta que el mejor rendimiento individual es aún mayor.</text:span></text:p>
      <text:p text:style-name="P34"><text:span text:style-name="T14">V. RESULTS</text:span></text:p>
      <text:p text:style-name="P35"><text:span text:style-name="T4">El rendimiento de nuestro método se evalúa en función de la accuracy en el conjunto de datos de prueba en los tres </text:span><text:span text:style-name="T12">corpus</text:span><text:span text:style-name="T4">, la media de las accuracies y la puntuación general de micro F1-score en los tres </text:span><text:soft-page-break/><text:span text:style-name="T4">conjuntos de datos. </text:span><text:span text:style-name="T14">La evaluación final se compara con los resultados en varios servicios NLU y plataformas NLU</text:span><text:span text:style-name="T4"> de código abierto en el mercado: Botfuel, Dialogflow, Luis, Watson, Rasa, Recast y Snips. </text:span><text:span text:style-name="T14">Además</text:span><text:span text:style-name="T4">, comparamos nuestros resultados con un clasificador recientemente publicado denominado </text:span><text:span text:style-name="T14">TildeCNN</text:span><text:span text:style-name="T4"> [1]. Los resultados para Dialogflow, Watson, Rasa y Luis se encontraron en [3] y los resultados para Botfuel, Recast y Snips son de [14]. La tabla IV muestra las comparaciones de la evaluación. Nuestros resultados se presentan en dos filas.</text:span><text:span text:style-name="T14"> Nuestra media </text:span><text:span text:style-name="T4">muestra el rendimiento del mejor clasificador único (Linear Support Vector Classifier), es decir, el clasificador logra el mejor rendimiento promedio (promedio de los tres conjuntos de datos). </text:span><text:span text:style-name="T14">Our Best </text:span><text:span text:style-name="T4">muestra el rendimiento del mejor clasificador para cada conjunto de datos (todavía promediado en más de 10 ejecuciones). Los mejores clasificadores para cada conjunto de datos aparecen en la tabla V. Best Ind. Muestra la mejor ejecución individual (de las 10 ejecuciones) para indicar el rendimiento que se podría alcanzar con nuestros clasificadores.</text:span></text:p>
      <text:p text:style-name="P35"><text:span text:style-name="T4">Obtuvimos los resultados de vanguardia en AskUbuntu corpus, WebApplication corpus, y un resultado comparable con el estado de la técnica en Chatbot corpus. Además, logramos resultados de vanguardia tanto en el promedio como en el puntaje general de micro F1-score.</text:span></text:p>
      <text:p text:style-name="P35"><text:span text:style-name="T4">Otra cosa a tener en cuenta es el </text:span><text:span text:style-name="T14">tiempo de entrenamiento y de</text:span><text:span text:style-name="T4"> </text:span><text:span text:style-name="T14">inferencia</text:span><text:span text:style-name="T4">, que es del orden de segundos y milisegundos, respectivamente. Desafortunadamente, no hay datos disponibles para el entrenamiento y el tiempo de prueba para otros servicios de NLU y, por lo tanto, no se pueden hacer comparaciones. Pero toda la solución, si está integrada en un servicio de conversación, actuará en tiempo real.</text:span></text:p>
      <text:p text:style-name="P35"><text:span text:style-name="T14">VI. DISCUSSION AND FUTURE WORK</text:span></text:p>
      <text:p text:style-name="P35"><text:span text:style-name="T14">El puntaje micro F1-score de las tres grandes empresas</text:span><text:span text:style-name="T4"> (Dialogflow, Luis y Watson) </text:span><text:span text:style-name="T14">varía mucho</text:span><text:span text:style-name="T4"> en los tres cuerpos, lo que muestra una gran diferencia en el enfoque utilizado por estas empresas. Una cosa interesante que se debe tener en cuenta es que los resultados son comparables a los de las nuevas empresas: Recast y Botfuel, así como las plataformas de código abierto, como Snips y Rasa. </text:span><text:span text:style-name="T14">Esto muestra que este campo de la IA es bastante nuevo para todos y no hay una dominación clara por parte de los gigantes en el campo.</text:span></text:p>
      <text:p text:style-name="P35"><text:span text:style-name="T4">Nuestro método funciona bien para los tres casos de uso y logra los mejores resultados en promedio, lo que muestra un buen potencial para el método. Además, el método funciona bien con una amplia variedad de clasificadores, lo que demuestra su versatilidad. El entrenamiento rápido del modelo permite al usuario seleccionar el clasificador que mejor se adapte al problema en cuestión. En el trabajo futuro, debe probarse y evaluarse en más conjuntos de datos </text:span><text:soft-page-break/><text:span text:style-name="T4">para evaluar la independencia de dominio del método.</text:span><text:line-break/><text:line-break/><text:line-break/></text:p>
      <text:p text:style-name="P28"><text:line-break/></text:p>
      <text:p text:style-name="P28"><text:line-break/></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Grande" svg:font-family="'Lucida Grande', helvetica, arial, verdana, sans-serif"/>
    <style:font-face style:name="Roboto" svg:font-family="Roboto, arial, sans-serif"/>
    <style:font-face style:name="Ubuntu" svg:font-family="Ubuntu, Arial, sans-serif"/>
    <style:font-face style:name="apple-system" svg:font-family="apple-system, BlinkMacSystemFont, 'Helvetica Neue', Helvetica, Arial, Ubuntu,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6T13:41:09.553943504</meta:creation-date>
    <meta:editing-duration>PT4H3M6S</meta:editing-duration>
    <meta:editing-cycles>4</meta:editing-cycles>
    <meta:generator>LibreOffice/5.1.6.2$Linux_X86_64 LibreOffice_project/10m0$Build-2</meta:generator>
    <dc:date>2019-03-29T20:40:42.467625959</dc:date>
    <meta:document-statistic meta:table-count="3" meta:image-count="0" meta:object-count="0" meta:page-count="8" meta:paragraph-count="100" meta:word-count="2611" meta:character-count="16718" meta:non-whitespace-character-count="14178"/>
  </office:meta>
</office:document-meta>
</file>